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020" officeooo:paragraph-rsid="00053020"/>
    </style:style>
    <style:style style:name="P2" style:family="paragraph" style:parent-style-name="Standard">
      <style:text-properties officeooo:rsid="0007170a" officeooo:paragraph-rsid="0007170a"/>
    </style:style>
    <style:style style:name="P3" style:family="paragraph" style:parent-style-name="Standard">
      <style:text-properties officeooo:rsid="000c4734" officeooo:paragraph-rsid="000c4734"/>
    </style:style>
    <style:style style:name="P4" style:family="paragraph" style:parent-style-name="Standard">
      <style:text-properties officeooo:rsid="000ca621" officeooo:paragraph-rsid="000ca621"/>
    </style:style>
    <style:style style:name="P5" style:family="paragraph" style:parent-style-name="Standard">
      <style:text-properties officeooo:rsid="000e5756" officeooo:paragraph-rsid="000e575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b2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kumarketplace <text:s text:c="5"/></text:p>
      <text:p text:style-name="P1">sukumarketplaceui <text:s text:c="2"/></text:p>
      <text:p text:style-name="P1">sukumatchmaking <text:s text:c="5"/></text:p>
      <text:p text:style-name="P1">sukuchatservices <text:s text:c="4"/></text:p>
      <text:p text:style-name="P1">sukureview <text:s text:c="10"/></text:p>
      <text:p text:style-name="P1">sukumailer <text:s text:c="10"/></text:p>
      <text:p text:style-name="P1">sukunotification <text:s text:c="4"/></text:p>
      <text:p text:style-name="P1">sukuprofile <text:s text:c="9"/></text:p>
      <text:p text:style-name="P1"><text:span text:style-name="T1">sukuauthentication</text:span> <text:s text:c="2"/></text:p>
      <text:p text:style-name="P1">sukutrackandtrace</text:p>
      <text:p text:style-name="P1"/>
      <text:p text:style-name="P1"><text:s text:c="4"/></text:p>
      <text:p text:style-name="P1">sukuonboardingauth</text:p>
      <text:p text:style-name="P1">sukuonboardingui</text:p>
      <text:p text:style-name="P1">sukuonboarding</text:p>
      <text:p text:style-name="P1"/>
      <text:p text:style-name="P1"/>
      <text:p text:style-name="P1"/>
      <text:p text:style-name="P2">https://hub.docker.co<text:span text:style-name="T2">docker</text:span>m</text:p>
      <text:p text:style-name="P2">username: sukucr</text:p>
      <text:p text:style-name="P2">password: 7,v9W&gt;m1.Wxv]vrksVfmC:&gt;y)wr$XO-t6#EW!/C5C1XH8_.&gt;q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version: "3.0"</text:p>
      <text:p text:style-name="P3"/>
      <text:p text:style-name="P3">services:</text:p>
      <text:p text:style-name="P3"/>
      <text:p text:style-name="P3"><text:s text:c="2"/>mydevvault:</text:p>
      <text:p text:style-name="P3"><text:s text:c="4"/>image: vault:0.11.3</text:p>
      <text:p text:style-name="P3"><text:s text:c="4"/>container_name: mydevvault</text:p>
      <text:p text:style-name="P3"><text:s text:c="4"/>ports:</text:p>
      <text:p text:style-name="P3"><text:s text:c="4"/>- "8200:8200"</text:p>
      <text:p text:style-name="P3"><text:s text:c="4"/>environment:</text:p>
      <text:p text:style-name="P3"><text:s text:c="4"/>- VAULT_ADDR=http://127.0.0.1:8200</text:p>
      <text:p text:style-name="P3"><text:s text:c="4"/>- VAULT_DEV_LISTEN_ADDRESS=0.0.0.0:8200</text:p>
      <text:p text:style-name="P3"><text:s text:c="4"/>cap_add:</text:p>
      <text:p text:style-name="P3"><text:s text:c="4"/>- IPC_LOCK</text:p>
      <text:p text:style-name="P3"><text:s text:c="4"/>volumes:</text:p>
      <text:p text:style-name="P3"><text:s text:c="4"/>- ./init.sh:/init.sh</text:p>
      <text:p text:style-name="P3"><text:s text:c="4"/>- ./wait-for:/wait-for</text:p>
      <text:p text:style-name="P3"><text:s text:c="4"/>entrypoint: /init.sh</text:p>
      <text:p text:style-name="P3"/>
      <text:p text:style-name="P3"/>
      <text:p text:style-name="P4"><text:a xlink:type="simple" xlink:href="https://github.com/savishy/vault-examples/tree/master/vault-consul" text:style-name="Internet_20_link" text:visited-style-name="Visited_20_Internet_20_Link">https://github.com/savishy/vault-examples/tree/master/vault-consul</text:a></text:p>
      <text:p text:style-name="P4"/>
      <text:p text:style-name="P5"><text:soft-page-break/>https://github.com/dhanrajpru/jenkins-documentation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11:38.579220770</meta:creation-date>
    <dc:date>2018-10-12T19:08:39.848546906</dc:date>
    <meta:editing-duration>PT7H31M3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46" meta:character-count="807" meta:non-whitespace-character-count="677"/>
  </office:meta>
</office:document-meta>
</file>